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Verdana" fo:font-weight="bold" officeooo:rsid="0025cbb9" officeooo:paragraph-rsid="0025cbb9" style:font-weight-asian="bold" style:font-weight-complex="bold"/>
    </style:style>
    <style:style style:name="P2" style:family="paragraph" style:parent-style-name="Standard">
      <style:text-properties style:font-name="Verdana" fo:font-weight="bold" officeooo:rsid="0025cbb9" officeooo:paragraph-rsid="0027fb8d" style:font-weight-asian="bold" style:font-weight-complex="bold"/>
    </style:style>
    <style:style style:name="P3" style:family="paragraph" style:parent-style-name="Standard">
      <style:text-properties style:font-name="Verdana" fo:font-size="12pt" officeooo:rsid="002306ba" officeooo:paragraph-rsid="002306ba" style:font-size-asian="12pt" style:font-size-complex="12pt"/>
    </style:style>
    <style:style style:name="P4" style:family="paragraph" style:parent-style-name="Standard">
      <style:text-properties style:font-name="Verdana" fo:font-size="12pt" officeooo:rsid="002306ba" officeooo:paragraph-rsid="00250280" style:font-size-asian="12pt" style:font-size-complex="12pt"/>
    </style:style>
    <style:style style:name="P5" style:family="paragraph" style:parent-style-name="Standard">
      <style:paragraph-properties fo:line-height="150%"/>
      <style:text-properties style:font-name="Verdana" fo:font-size="12pt" style:font-size-asian="12pt" style:font-size-complex="12pt"/>
    </style:style>
    <style:style style:name="P6" style:family="paragraph" style:parent-style-name="Standard">
      <style:text-properties style:font-name="Verdana" fo:font-size="12pt" officeooo:rsid="001d64b8" officeooo:paragraph-rsid="001d64b8" style:font-size-asian="12pt" style:font-size-complex="12pt"/>
    </style:style>
    <style:style style:name="P7" style:family="paragraph" style:parent-style-name="Standard">
      <style:text-properties style:font-name="Verdana" fo:font-size="12pt" officeooo:rsid="001d64b8" officeooo:paragraph-rsid="002565f4" style:font-size-asian="12pt" style:font-size-complex="12pt"/>
    </style:style>
    <style:style style:name="P8" style:family="paragraph" style:parent-style-name="Standard">
      <style:text-properties style:font-name="Verdana" fo:font-size="12pt" officeooo:rsid="001e63f7" officeooo:paragraph-rsid="001e63f7" style:font-size-asian="12pt" style:font-size-complex="12pt"/>
    </style:style>
    <style:style style:name="P9" style:family="paragraph" style:parent-style-name="Standard">
      <style:text-properties style:font-name="Verdana" fo:font-size="12pt" officeooo:rsid="00206303" officeooo:paragraph-rsid="00206303" style:font-size-asian="12pt" style:font-size-complex="12pt"/>
    </style:style>
    <style:style style:name="P10" style:family="paragraph" style:parent-style-name="Standard">
      <style:text-properties style:font-name="Verdana" fo:font-size="12pt" officeooo:rsid="00206303" officeooo:paragraph-rsid="0021ff1c" style:font-size-asian="12pt" style:font-size-complex="12pt"/>
    </style:style>
    <style:style style:name="P11" style:family="paragraph" style:parent-style-name="Standard">
      <style:text-properties style:font-name="Verdana" fo:font-size="12pt" officeooo:rsid="0021ff1c" officeooo:paragraph-rsid="0021ff1c" style:font-size-asian="12pt" style:font-size-complex="12pt"/>
    </style:style>
    <style:style style:name="P12" style:family="paragraph" style:parent-style-name="Standard">
      <style:text-properties style:font-name="Verdana" fo:font-size="12pt" officeooo:rsid="0021ff1c" officeooo:paragraph-rsid="00206303" style:font-size-asian="12pt" style:font-size-complex="12pt"/>
    </style:style>
    <style:style style:name="P13" style:family="paragraph" style:parent-style-name="Standard">
      <style:text-properties style:font-name="Verdana" fo:font-size="12pt" officeooo:rsid="0021ff1c" officeooo:paragraph-rsid="0022ad08" style:font-size-asian="12pt" style:font-size-complex="12pt"/>
    </style:style>
    <style:style style:name="P14" style:family="paragraph" style:parent-style-name="Standard">
      <style:text-properties style:font-name="Verdana" fo:font-size="12pt" officeooo:rsid="0022ad08" officeooo:paragraph-rsid="0022ad08" style:font-size-asian="12pt" style:font-size-complex="12pt"/>
    </style:style>
    <style:style style:name="P15" style:family="paragraph" style:parent-style-name="Standard">
      <style:text-properties style:font-name="Verdana" fo:font-size="12pt" officeooo:rsid="00250280" officeooo:paragraph-rsid="00250280" style:font-size-asian="12pt" style:font-size-complex="12pt"/>
    </style:style>
    <style:style style:name="P16" style:family="paragraph" style:parent-style-name="Standard">
      <style:text-properties style:font-name="Verdana" fo:font-size="12pt" officeooo:rsid="002565f4" officeooo:paragraph-rsid="002565f4" style:font-size-asian="12pt" style:font-size-complex="12pt"/>
    </style:style>
    <style:style style:name="P17" style:family="paragraph" style:parent-style-name="Standard">
      <style:text-properties style:font-name="Verdana" fo:font-size="12pt" officeooo:rsid="002b0c38" officeooo:paragraph-rsid="002b0c38" style:font-size-asian="12pt" style:font-size-complex="12pt"/>
    </style:style>
    <style:style style:name="P18" style:family="paragraph" style:parent-style-name="Standard">
      <style:text-properties style:font-name="Verdana" fo:font-size="12pt" officeooo:rsid="003a05e0" officeooo:paragraph-rsid="003a05e0" style:font-size-asian="12pt" style:font-size-complex="12pt"/>
    </style:style>
    <style:style style:name="P19" style:family="paragraph" style:parent-style-name="Standard">
      <style:text-properties style:font-name="Verdana" fo:font-size="12pt" officeooo:rsid="003a05e0" officeooo:paragraph-rsid="001e63f7" style:font-size-asian="12pt" style:font-size-complex="12pt"/>
    </style:style>
    <style:style style:name="P20" style:family="paragraph" style:parent-style-name="Standard">
      <style:text-properties style:font-name="Verdana" fo:font-size="12pt" officeooo:rsid="003b6508" officeooo:paragraph-rsid="003b6508" style:font-size-asian="12pt" style:font-size-complex="12pt"/>
    </style:style>
    <style:style style:name="P21" style:family="paragraph" style:parent-style-name="Standard">
      <style:paragraph-properties fo:line-height="150%"/>
      <style:text-properties style:font-name="Verdana" fo:font-size="12pt" officeooo:rsid="003b6508" officeooo:paragraph-rsid="003b6508" style:font-size-asian="12pt" style:font-size-complex="12pt"/>
    </style:style>
    <style:style style:name="P22" style:family="paragraph" style:parent-style-name="Standard">
      <style:text-properties style:font-name="Verdana" fo:font-size="12pt" officeooo:paragraph-rsid="002565f4" style:font-size-asian="12pt" style:font-size-complex="12pt"/>
    </style:style>
    <style:style style:name="P23" style:family="paragraph" style:parent-style-name="Standard">
      <style:text-properties style:font-name="Verdana" fo:font-size="12pt" officeooo:rsid="003c324a" officeooo:paragraph-rsid="003c324a" style:font-size-asian="12pt" style:font-size-complex="12pt"/>
    </style:style>
    <style:style style:name="P24" style:family="paragraph" style:parent-style-name="Standard">
      <style:text-properties style:font-name="Verdana" fo:font-size="12pt" officeooo:rsid="003c8ed3" officeooo:paragraph-rsid="003c8ed3" style:font-size-asian="12pt" style:font-size-complex="12pt"/>
    </style:style>
    <style:style style:name="P25" style:family="paragraph" style:parent-style-name="Standard">
      <style:text-properties style:font-name="Verdana" fo:font-size="12pt" fo:font-weight="bold" officeooo:rsid="002306ba" officeooo:paragraph-rsid="002306ba" style:font-size-asian="12pt" style:font-weight-asian="bold" style:font-size-complex="12pt" style:font-weight-complex="bold"/>
    </style:style>
    <style:style style:name="P26" style:family="paragraph" style:parent-style-name="Standard">
      <style:text-properties style:font-name="Verdana" fo:font-size="12pt" fo:font-weight="bold" officeooo:rsid="002306ba" officeooo:paragraph-rsid="00250280" style:font-size-asian="12pt" style:font-weight-asian="bold" style:font-size-complex="12pt" style:font-weight-complex="bold"/>
    </style:style>
    <style:style style:name="P27" style:family="paragraph" style:parent-style-name="Standard">
      <style:text-properties style:font-name="Verdana" fo:font-size="12pt" fo:font-weight="bold" officeooo:rsid="002306ba" officeooo:paragraph-rsid="003b6508" style:font-size-asian="12pt" style:font-weight-asian="bold" style:font-size-complex="12pt" style:font-weight-complex="bold"/>
    </style:style>
    <style:style style:name="P28" style:family="paragraph" style:parent-style-name="Standard">
      <style:paragraph-properties fo:line-height="150%"/>
      <style:text-properties style:font-name="Verdana" fo:font-size="12pt" fo:font-weight="bold" style:font-size-asian="12pt" style:font-weight-asian="bold" style:font-size-complex="12pt" style:font-weight-complex="bold"/>
    </style:style>
    <style:style style:name="P29" style:family="paragraph" style:parent-style-name="Standard">
      <style:text-properties style:font-name="Verdana" fo:font-size="12pt" fo:font-weight="bold" officeooo:rsid="0025cbb9" officeooo:paragraph-rsid="0025cbb9" style:font-size-asian="12pt" style:font-weight-asian="bold" style:font-size-complex="12pt" style:font-weight-complex="bold"/>
    </style:style>
    <style:style style:name="P30" style:family="paragraph" style:parent-style-name="Standard">
      <style:text-properties style:font-name="Verdana" fo:font-size="12pt" fo:font-weight="bold" officeooo:rsid="00206303" officeooo:paragraph-rsid="00206303" style:font-size-asian="12pt" style:font-weight-asian="bold" style:font-size-complex="12pt" style:font-weight-complex="bold"/>
    </style:style>
    <style:style style:name="P31" style:family="paragraph" style:parent-style-name="Standard">
      <style:text-properties style:font-name="Verdana" fo:font-size="12pt" fo:font-weight="bold" officeooo:rsid="00250280" officeooo:paragraph-rsid="00250280" style:font-size-asian="12pt" style:font-weight-asian="bold" style:font-size-complex="12pt" style:font-weight-complex="bold"/>
    </style:style>
    <style:style style:name="P32" style:family="paragraph" style:parent-style-name="Standard">
      <style:text-properties style:font-name="Verdana" fo:font-size="12pt" fo:font-weight="bold" officeooo:rsid="002565f4" officeooo:paragraph-rsid="002565f4" style:font-size-asian="12pt" style:font-weight-asian="bold" style:font-size-complex="12pt" style:font-weight-complex="bold"/>
    </style:style>
    <style:style style:name="P33" style:family="paragraph" style:parent-style-name="Standard">
      <style:text-properties style:font-name="Verdana" fo:font-size="12pt" fo:font-weight="bold" officeooo:rsid="001e63f7" officeooo:paragraph-rsid="003a05e0" style:font-size-asian="12pt" style:font-weight-asian="bold" style:font-size-complex="12pt" style:font-weight-complex="bold"/>
    </style:style>
    <style:style style:name="P34" style:family="paragraph" style:parent-style-name="Standard">
      <style:text-properties style:font-name="Verdana" fo:font-size="12pt" fo:font-weight="bold" officeooo:rsid="003b6508" officeooo:paragraph-rsid="003b6508" style:font-size-asian="12pt" style:font-weight-asian="bold" style:font-size-complex="12pt" style:font-weight-complex="bold"/>
    </style:style>
    <style:style style:name="P35" style:family="paragraph" style:parent-style-name="Standard">
      <style:text-properties style:font-name="Verdana" fo:font-size="12pt" fo:font-weight="bold" officeooo:rsid="0031c6ee" officeooo:paragraph-rsid="0031c6ee" style:font-size-asian="12pt" style:font-weight-asian="bold" style:font-size-complex="12pt" style:font-weight-complex="bold"/>
    </style:style>
    <style:style style:name="P36" style:family="paragraph" style:parent-style-name="Standard">
      <style:text-properties style:font-name="Verdana" fo:font-size="12pt" fo:font-weight="bold" officeooo:paragraph-rsid="0031c6ee" style:font-size-asian="12pt" style:font-weight-asian="bold" style:font-size-complex="12pt" style:font-weight-complex="bold"/>
    </style:style>
    <style:style style:name="P37" style:family="paragraph" style:parent-style-name="Standard">
      <style:text-properties style:font-name="Verdana" fo:font-size="12pt" fo:font-weight="bold" officeooo:rsid="002e4833" officeooo:paragraph-rsid="00250280" style:font-size-asian="12pt" style:font-weight-asian="bold" style:font-size-complex="12pt" style:font-weight-complex="bold"/>
    </style:style>
    <style:style style:name="P38" style:family="paragraph" style:parent-style-name="Standard">
      <style:text-properties style:font-name="Verdana" fo:font-size="12pt" fo:font-weight="bold" officeooo:rsid="003c8ed3" officeooo:paragraph-rsid="003c8ed3" style:font-size-asian="12pt" style:font-weight-asian="bold" style:font-size-complex="12pt" style:font-weight-complex="bold"/>
    </style:style>
    <style:style style:name="P39" style:family="paragraph" style:parent-style-name="Standard">
      <style:text-properties style:font-name="Verdana" fo:font-size="12pt" fo:font-weight="bold" officeooo:rsid="003cd2a3" officeooo:paragraph-rsid="003cd2a3" style:font-size-asian="12pt" style:font-weight-asian="bold" style:font-size-complex="12pt" style:font-weight-complex="bold"/>
    </style:style>
    <style:style style:name="P40" style:family="paragraph" style:parent-style-name="Standard">
      <style:text-properties style:font-name="Verdana" fo:font-size="12pt" fo:font-weight="normal" officeooo:rsid="00206303" officeooo:paragraph-rsid="0021ff1c" style:font-size-asian="12pt" style:font-weight-asian="normal" style:font-size-complex="12pt" style:font-weight-complex="normal"/>
    </style:style>
    <style:style style:name="P41" style:family="paragraph" style:parent-style-name="Standard">
      <style:text-properties style:font-name="Verdana" fo:font-size="12pt" fo:font-weight="normal" officeooo:rsid="0021ff1c" officeooo:paragraph-rsid="0021ff1c" style:font-size-asian="12pt" style:font-weight-asian="normal" style:font-size-complex="12pt" style:font-weight-complex="normal"/>
    </style:style>
    <style:style style:name="P42" style:family="paragraph" style:parent-style-name="Standard">
      <style:text-properties style:font-name="Verdana" fo:font-size="12pt" fo:font-weight="normal" officeooo:rsid="003a05e0" officeooo:paragraph-rsid="003a05e0" style:font-size-asian="12pt" style:font-weight-asian="normal" style:font-size-complex="12pt" style:font-weight-complex="normal"/>
    </style:style>
    <style:style style:name="P43" style:family="paragraph" style:parent-style-name="Standard">
      <style:text-properties style:font-name="Verdana" fo:font-size="12pt" fo:font-weight="normal" officeooo:rsid="003b6508" officeooo:paragraph-rsid="003b6508" style:font-size-asian="12pt" style:font-weight-asian="normal" style:font-size-complex="12pt" style:font-weight-complex="normal"/>
    </style:style>
    <style:style style:name="P44" style:family="paragraph" style:parent-style-name="Standard">
      <style:text-properties style:font-name="Verdana" fo:font-size="12pt" fo:font-weight="normal" officeooo:rsid="002565f4" officeooo:paragraph-rsid="002565f4" style:font-size-asian="12pt" style:font-weight-asian="normal" style:font-size-complex="12pt" style:font-weight-complex="normal"/>
    </style:style>
    <style:style style:name="P45" style:family="paragraph" style:parent-style-name="Standard">
      <style:text-properties style:font-name="Verdana" fo:font-size="12pt" fo:font-weight="normal" officeooo:rsid="003cd2a3" officeooo:paragraph-rsid="003cd2a3" style:font-size-asian="12pt" style:font-weight-asian="normal" style:font-size-complex="12pt" style:font-weight-complex="normal"/>
    </style:style>
    <style:style style:name="P46" style:family="paragraph" style:parent-style-name="Standard">
      <style:text-properties style:font-name="Verdana" fo:font-size="12pt" style:text-underline-style="solid" style:text-underline-width="auto" style:text-underline-color="font-color" fo:font-weight="bold" officeooo:rsid="001d64b8" officeooo:paragraph-rsid="001d64b8" style:font-size-asian="12pt" style:font-weight-asian="bold" style:font-size-complex="12pt" style:font-weight-complex="bold"/>
    </style:style>
    <style:style style:name="P4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1d64b8" officeooo:paragraph-rsid="001d64b8" style:font-size-asian="12pt" style:font-size-complex="12pt"/>
    </style:style>
    <style:style style:name="P4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1d64b8" officeooo:paragraph-rsid="002565f4" style:font-size-asian="12pt" style:font-size-complex="12pt"/>
    </style:style>
    <style:style style:name="P4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1e63f7" officeooo:paragraph-rsid="001e63f7" style:font-size-asian="12pt" style:font-size-complex="12pt"/>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2306ba" officeooo:paragraph-rsid="0022ad08" style:font-size-asian="12pt" style:font-size-complex="12pt"/>
    </style:style>
    <style:style style:name="P5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2306ba" officeooo:paragraph-rsid="002306ba" style:font-size-asian="12pt" style:font-size-complex="12pt"/>
    </style:style>
    <style:style style:name="P5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2306ba" officeooo:paragraph-rsid="00250280" style:font-size-asian="12pt" style:font-size-complex="12pt"/>
    </style:style>
    <style:style style:name="P5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2b0c38" officeooo:paragraph-rsid="0025cbb9" style:font-size-asian="12pt" style:font-size-complex="12pt"/>
    </style:style>
    <style:style style:name="P54" style:family="paragraph" style:parent-style-name="Standard">
      <style:paragraph-properties fo:line-height="150%" fo:padding-left="0in" fo:padding-right="0in" fo:padding-top="0in" fo:padding-bottom="0.0291in" fo:border-left="none" fo:border-right="none" fo:border-top="none" fo:border-bottom="0.06pt solid #000000" style:join-border="false"/>
      <style:text-properties style:font-name="Verdana" fo:font-size="12pt" style:font-size-asian="12pt" style:font-size-complex="12pt"/>
    </style:style>
    <style:style style:name="P5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3c324a" officeooo:paragraph-rsid="003c324a" style:font-size-asian="12pt" style:font-size-complex="12pt"/>
    </style:style>
    <style:style style:name="P5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fo:font-weight="bold" officeooo:rsid="002565f4" officeooo:paragraph-rsid="002565f4" style:font-size-asian="12pt" style:font-weight-asian="bold" style:font-size-complex="12pt" style:font-weight-complex="bold"/>
    </style:style>
    <style:style style:name="P57"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style:font-size-asian="12pt" style:font-size-complex="12pt"/>
    </style:style>
    <style:style style:name="P58"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paragraph-rsid="003b6508" style:font-size-asian="12pt" style:font-size-complex="12pt"/>
    </style:style>
    <style:style style:name="P59"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1c6ee" officeooo:paragraph-rsid="003b6508" style:font-size-asian="12pt" style:font-weight-asian="normal" style:font-size-complex="12pt" style:font-weight-complex="normal"/>
    </style:style>
    <style:style style:name="P60"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329be" officeooo:paragraph-rsid="003b6508" style:font-size-asian="12pt" style:font-weight-asian="bold" style:font-size-complex="12pt" style:font-weight-complex="bold"/>
    </style:style>
    <style:style style:name="P61"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normal" officeooo:rsid="0031c6ee" officeooo:paragraph-rsid="0031c6ee" style:font-size-asian="12pt" style:font-weight-asian="bold" style:font-size-complex="12pt" style:font-weight-complex="bold"/>
    </style:style>
    <style:style style:name="P62" style:family="paragraph" style:parent-style-name="Standard">
      <style:paragraph-properties fo:margin-left="0in" fo:margin-right="0in" fo:line-height="150%" fo:orphans="2" fo:widows="2" fo:text-indent="0in" style:auto-text-indent="false"/>
      <style:text-properties fo:font-variant="normal" fo:text-transform="none" fo:color="#000000" style:font-name="Verdana" fo:font-size="12pt" fo:letter-spacing="normal" fo:font-style="normal" fo:font-weight="bold" officeooo:rsid="0031c6ee" officeooo:paragraph-rsid="003b6508" style:font-size-asian="12pt" style:font-weight-asian="bold" style:font-size-complex="12pt" style:font-weight-complex="bold"/>
    </style:style>
    <style:style style:name="P63" style:family="paragraph" style:parent-style-name="Standard">
      <style:paragraph-properties fo:margin-left="0in" fo:margin-right="0in" fo:line-height="150%" fo:orphans="2" fo:widows="2" fo:text-indent="0in" style:auto-text-indent="false"/>
      <style:text-properties style:font-name="Verdana" fo:font-size="12pt" officeooo:paragraph-rsid="003b6508" style:font-size-asian="12pt" style:font-size-complex="12pt"/>
    </style:style>
    <style:style style:name="P64" style:family="paragraph" style:parent-style-name="Standard">
      <style:paragraph-properties fo:margin-left="0in" fo:margin-right="0in" fo:line-height="150%" fo:orphans="2" fo:widows="2" fo:text-indent="0in" style:auto-text-indent="false"/>
      <style:text-properties style:font-name="Verdana" fo:font-size="12pt" fo:font-weight="normal" officeooo:paragraph-rsid="003b6508" style:font-size-asian="12pt" style:font-weight-asian="normal" style:font-size-complex="12pt" style:font-weight-complex="normal"/>
    </style:style>
    <style:style style:name="P65" style:family="paragraph" style:parent-style-name="Standard">
      <style:text-properties style:font-name="Verdana" fo:font-size="12pt" officeooo:rsid="001d64b8" officeooo:paragraph-rsid="001d64b8" style:font-size-asian="12pt" style:font-size-complex="12pt"/>
    </style:style>
    <style:style style:name="P66" style:family="paragraph" style:parent-style-name="Standard">
      <style:text-properties style:font-name="Verdana" fo:font-size="12pt" officeooo:rsid="003dc224" officeooo:paragraph-rsid="003dc224" style:font-size-asian="12pt" style:font-size-complex="12pt"/>
    </style:style>
    <style:style style:name="P67" style:family="paragraph" style:parent-style-name="Standard">
      <style:text-properties style:font-name="Verdana" fo:font-size="12pt" officeooo:rsid="003e46d5" officeooo:paragraph-rsid="003e46d5" style:font-size-asian="12pt" style:font-size-complex="12pt"/>
    </style:style>
    <style:style style:name="P68" style:family="paragraph" style:parent-style-name="Standard">
      <style:text-properties style:font-name="Verdana" fo:font-size="12pt" fo:font-weight="bold" officeooo:rsid="001e63f7" officeooo:paragraph-rsid="003e46d5" style:font-size-asian="12pt" style:font-weight-asian="bold" style:font-size-complex="12pt" style:font-weight-complex="bold"/>
    </style:style>
    <style:style style:name="P69" style:family="paragraph" style:parent-style-name="Standard">
      <style:text-properties style:font-name="Verdana" fo:font-size="12pt" fo:font-weight="bold" officeooo:rsid="003dc224" officeooo:paragraph-rsid="003dc224" style:font-size-asian="12pt" style:font-weight-asian="bold" style:font-size-complex="12pt" style:font-weight-complex="bold"/>
    </style:style>
    <style:style style:name="P70" style:family="paragraph" style:parent-style-name="Standard">
      <style:paragraph-properties fo:margin-left="0in" fo:margin-right="0in" fo:line-height="150%" fo:orphans="2" fo:widows="2" fo:text-indent="0in" style:auto-text-indent="false"/>
      <style:text-properties fo:font-variant="normal" fo:text-transform="none" fo:color="#0f0f0f" style:font-name="Verdana" fo:font-size="12pt" fo:letter-spacing="normal" fo:font-style="normal" fo:font-weight="normal" officeooo:rsid="001d64b8" officeooo:paragraph-rsid="003f1a50" style:font-size-asian="12pt" style:font-size-complex="12pt"/>
    </style:style>
    <style:style style:name="P71" style:family="paragraph" style:parent-style-name="Standard">
      <style:paragraph-properties fo:margin-left="0in" fo:margin-right="0in" fo:line-height="150%" fo:orphans="2" fo:widows="2" fo:text-indent="0in" style:auto-text-indent="false"/>
      <style:text-properties style:font-name="Verdana" fo:font-size="12pt" officeooo:rsid="001d64b8" officeooo:paragraph-rsid="003fbc09" style:font-size-asian="12pt" style:font-size-complex="12pt"/>
    </style:style>
    <style:style style:name="P7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Verdana" fo:font-size="12pt" officeooo:rsid="001d64b8" officeooo:paragraph-rsid="001d64b8" style:font-size-asian="12pt" style:font-size-complex="12pt"/>
    </style:style>
    <style:style style:name="T1" style:family="text">
      <style:text-properties officeooo:rsid="00206303"/>
    </style:style>
    <style:style style:name="T2" style:family="text">
      <style:text-properties officeooo:rsid="0021ff1c"/>
    </style:style>
    <style:style style:name="T3" style:family="text">
      <style:text-properties fo:font-weight="bold" style:font-weight-asian="bold" style:font-weight-complex="bold"/>
    </style:style>
    <style:style style:name="T4" style:family="text">
      <style:text-properties fo:font-weight="bold" officeooo:rsid="003b6508" style:font-weight-asian="bold" style:font-weight-complex="bold"/>
    </style:style>
    <style:style style:name="T5" style:family="text">
      <style:text-properties fo:font-weight="bold" officeooo:rsid="002565f4" style:font-weight-asian="bold" style:font-weight-complex="bold"/>
    </style:style>
    <style:style style:name="T6" style:family="text">
      <style:text-properties officeooo:rsid="0022ad08"/>
    </style:style>
    <style:style style:name="T7" style:family="text">
      <style:text-properties fo:font-variant="normal" fo:text-transform="none" fo:color="#000000" fo:letter-spacing="normal" fo:font-style="normal" fo:font-weight="bold" officeooo:rsid="0031c6ee" style:font-weight-asian="bold" style:font-weight-complex="bold"/>
    </style:style>
    <style:style style:name="T8" style:family="text">
      <style:text-properties fo:font-variant="normal" fo:text-transform="none" fo:color="#000000" fo:letter-spacing="normal" fo:font-style="normal" fo:font-weight="bold" officeooo:rsid="003b6508" style:font-weight-asian="bold" style:font-weight-complex="bold"/>
    </style:style>
    <style:style style:name="T9" style:family="text">
      <style:text-properties fo:font-variant="normal" fo:text-transform="none" fo:color="#000000" fo:letter-spacing="normal" fo:font-style="normal" fo:font-weight="normal" officeooo:rsid="003b6508" style:font-weight-asian="normal" style:font-weight-complex="normal"/>
    </style:style>
    <style:style style:name="T10" style:family="text">
      <style:text-properties fo:font-variant="normal" fo:text-transform="none" fo:color="#000000" fo:letter-spacing="normal" fo:font-style="normal" fo:font-weight="normal" officeooo:rsid="003fbc09" style:font-weight-asian="bold" style:font-weight-complex="bold"/>
    </style:style>
    <style:style style:name="T11" style:family="text">
      <style:text-properties fo:font-variant="normal" fo:text-transform="none" fo:color="#000000" fo:letter-spacing="normal" fo:font-style="normal" fo:font-weight="normal" officeooo:rsid="0040a559" style:font-weight-asian="bold" style:font-weight-complex="bold"/>
    </style:style>
    <style:style style:name="T12" style:family="text">
      <style:text-properties fo:font-variant="normal" fo:text-transform="none" fo:color="#000000" fo:letter-spacing="normal" fo:font-style="normal" fo:font-weight="normal" officeooo:rsid="000e2c4e" style:font-weight-asian="bold" style:font-weight-complex="bold"/>
    </style:style>
    <style:style style:name="T13" style:family="text">
      <style:text-properties fo:font-variant="normal" fo:text-transform="none" fo:color="#000000" fo:letter-spacing="normal" fo:font-style="normal" officeooo:rsid="0031c6ee"/>
    </style:style>
    <style:style style:name="T14" style:family="text">
      <style:text-properties fo:font-variant="normal" fo:text-transform="none" fo:color="#000000" fo:letter-spacing="normal" fo:font-style="normal" officeooo:rsid="003b6508"/>
    </style:style>
    <style:style style:name="T15" style:family="text">
      <style:text-properties fo:font-variant="normal" fo:text-transform="none" fo:color="#374151" style:font-name="Verdana" fo:font-size="12pt" fo:letter-spacing="normal" fo:font-style="normal" fo:font-weight="normal" style:font-size-asian="12pt" style:font-size-complex="12pt"/>
    </style:style>
    <style:style style:name="T16" style:family="text">
      <style:text-properties fo:font-variant="normal" fo:text-transform="none" fo:color="#374151" fo:font-size="12pt" fo:letter-spacing="normal" fo:font-style="normal" fo:font-weight="normal" style:font-size-asian="12pt" style:font-size-complex="12pt"/>
    </style:style>
    <style:style style:name="T17" style:family="text">
      <style:text-properties fo:font-variant="normal" fo:text-transform="none" fo:color="#374151" fo:font-size="12pt" fo:letter-spacing="normal" style:font-size-asian="12pt" style:font-size-complex="12pt"/>
    </style:style>
    <style:style style:name="T18" style:family="text">
      <style:text-properties fo:font-weight="normal" style:font-weight-asian="normal" style:font-weight-complex="normal"/>
    </style:style>
    <style:style style:name="T19" style:family="text">
      <style:text-properties fo:font-weight="normal" officeooo:rsid="003a05e0" style:font-weight-asian="normal" style:font-weight-complex="normal"/>
    </style:style>
    <style:style style:name="T20" style:family="text">
      <style:text-properties fo:font-weight="normal" officeooo:rsid="003b6508" style:font-weight-asian="normal" style:font-weight-complex="normal"/>
    </style:style>
    <style:style style:name="T21" style:family="text">
      <style:text-properties fo:color="#c9211e" fo:font-weight="normal" style:font-weight-asian="normal" style:font-weight-complex="normal"/>
    </style:style>
    <style:style style:name="T22" style:family="text">
      <style:text-properties fo:color="#374151" fo:font-size="12pt" fo:letter-spacing="normal" fo:font-weight="normal" style:font-size-asian="12pt" style:font-size-complex="12pt"/>
    </style:style>
    <style:style style:name="T23" style:family="text">
      <style:text-properties fo:color="#374151" fo:font-size="12pt" fo:letter-spacing="normal" fo:font-weight="normal" officeooo:rsid="002978c5" style:font-size-asian="12pt" style:font-size-complex="12pt"/>
    </style:style>
    <style:style style:name="T24" style:family="text">
      <style:text-properties fo:color="#374151" fo:font-size="12pt" fo:letter-spacing="normal" fo:font-weight="normal" officeooo:rsid="0029fef4" style:font-size-asian="12pt" style:font-size-complex="12pt"/>
    </style:style>
    <style:style style:name="T25" style:family="text">
      <style:text-properties fo:font-size="12pt" style:font-size-asian="12pt" style:font-size-complex="12pt"/>
    </style:style>
    <style:style style:name="T26" style:family="text">
      <style:text-properties officeooo:rsid="002ff975"/>
    </style:style>
    <style:style style:name="T27" style:family="text">
      <style:text-properties officeooo:rsid="0031c6ee"/>
    </style:style>
    <style:style style:name="T28" style:family="text">
      <style:text-properties officeooo:rsid="003a05e0"/>
    </style:style>
    <style:style style:name="T29" style:family="text">
      <style:text-properties officeooo:rsid="003b6508"/>
    </style:style>
    <style:style style:name="T30" style:family="text">
      <style:text-properties officeooo:rsid="003c8ed3"/>
    </style:style>
    <style:style style:name="T31" style:family="text">
      <style:text-properties officeooo:rsid="003d7c71"/>
    </style:style>
    <style:style style:name="T32" style:family="text">
      <style:text-properties officeooo:rsid="001d64b8"/>
    </style:style>
    <style:style style:name="T33" style:family="text">
      <style:text-properties officeooo:rsid="0007082c" style:font-weight-asian="bold" style:font-weight-complex="bold"/>
    </style:style>
    <style:style style:name="T34" style:family="text">
      <style:text-properties officeooo:rsid="000e2c4e" style:font-weight-asian="bold" style:font-weight-complex="bold"/>
    </style:style>
    <style:style style:name="T35" style:family="text">
      <style:text-properties fo:color="#000000" style:font-name="Arial1" fo:font-size="7pt" officeooo:rsid="000e2c4e" style:font-weight-asian="bold" style:font-weight-complex="bold"/>
    </style:style>
    <style:style style:name="T36" style:family="text">
      <style:text-properties fo:color="#000000" fo:font-size="7pt" officeooo:rsid="000e2c4e" style:font-weight-asian="bold" style:font-weight-complex="bold"/>
    </style:style>
    <style:style style:name="T37" style:family="text">
      <style:text-properties fo:color="#000000" style:font-weight-asian="bold" style:font-weight-complex="bold"/>
    </style:style>
    <style:style style:name="T38" style:family="text">
      <style:text-properties fo:color="#000000" officeooo:rsid="000e2c4e" style:font-weight-asian="bold" style:font-weight-complex="bold"/>
    </style:style>
    <style:style style:name="T39" style:family="text">
      <style:text-properties fo:color="#000000" officeooo:rsid="003fbc09" style:font-weight-asian="bold" style:font-weight-complex="bold"/>
    </style:style>
    <style:style style:name="T40" style:family="text">
      <style:text-properties fo:color="#000000" officeooo:rsid="0040a559"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6"/>
      <text:p text:style-name="P46">WFL content for Website <text:span text:style-name="T28">LANDINGPAGE</text:span></text:p>
      <text:p text:style-name="P6"/>
      <text:p text:style-name="P6"/>
      <text:p text:style-name="P42">Section H<text:span text:style-name="T28">EADER</text:span></text:p>
      <text:p text:style-name="P6"/>
      <text:p text:style-name="P6">Title:</text:p>
      <text:p text:style-name="P69">WEALTH FREE LIFE</text:p>
      <text:p text:style-name="P6"/>
      <text:p text:style-name="P6">subtext: </text:p>
      <text:p text:style-name="P67">Experience the revolution of financial freedom with multi-income streams</text:p>
      <text:p text:style-name="P66"/>
      <text:p text:style-name="P6">Button: <text:span text:style-name="T31">GET STARTED</text:span></text:p>
      <text:p text:style-name="P6"/>
      <text:p text:style-name="P47"/>
      <text:p text:style-name="P6"/>
      <text:p text:style-name="P6"/>
      <text:p text:style-name="P70"><text:span text:style-name="T33">Wealth Free Life, the ultimate all-in-one platform for your financial success. </text:span></text:p>
      <text:p text:style-name="P71"><text:span text:style-name="T10">Access </text:span><text:span text:style-name="T11">a variety of decentralized finance features in our user friendly portal</text:span><text:span text:style-name="T12"> to </text:span><text:span text:style-name="T10">gain</text:span><text:span text:style-name="T12"> wealth and the </text:span><text:span text:style-name="T11">financial </text:span><text:span text:style-name="T12">freedom </text:span><text:span text:style-name="T11">everyone</text:span><text:span text:style-name="T12"> deserve</text:span><text:span text:style-name="T11">s</text:span><text:span text:style-name="T12">.</text:span></text:p>
      <text:p text:style-name="P47"/>
      <text:p text:style-name="P6"/>
      <text:p text:style-name="P8">Section video </text:p>
      <text:p text:style-name="P8"/>
      <text:p text:style-name="P68"><text:span text:style-name="T18">Title: </text:span><text:span text:style-name="T32">WHERE YOUR FINANCIAL DREAMS BECOME REALITY</text:span></text:p>
      <text:p text:style-name="P8"/>
      <text:p text:style-name="P8">(title animated)</text:p>
      <text:p text:style-name="P8"/>
      <text:p text:style-name="P49"/>
      <text:p text:style-name="P8"/>
      <text:p text:style-name="P33"><text:span text:style-name="T19">Section</text:span><text:span text:style-name="T28"> </text:span></text:p>
      <text:p text:style-name="P33"/>
      <text:p text:style-name="P33"><text:span text:style-name="T19">Title: </text:span>EMBRACE THE POWER OF PASSIVE INCOME</text:p>
      <text:p text:style-name="P8"/>
      <text:p text:style-name="P8">Effortlessly grow your wealth while enjoying life to the fullest </text:p>
      <text:p text:style-name="P8"/>
      <text:p text:style-name="P8">1. REFERRAL REVOLUTION</text:p>
      <text:p text:style-name="P8">Unlock the Wealth Generator, tap into never ending money streams, invite friends and earn up to 90% recurring income from their participation.</text:p>
      <text:p text:style-name="P8"/>
      <text:p text:style-name="P8">2. INCOME STREAMS</text:p>
      <text:p text:style-name="P8">Our Blockchain platform offers a multitude of opportunities: free crypto-exchange, NFT marketplace, auto-trade AI bot, WFL coin stacking, DeFi, Dapps and more. </text:p>
      <text:p text:style-name="P6"/>
      <text:p text:style-name="P8">3. COMMUNITY &amp; DAO</text:p>
      <text:p text:style-name="P8"><text:soft-page-break/>Own a piece of the future: hold WFL coins in our DAO Blockchain and become a shareholder. Connect with like-minded financial-free members via our secure chat feature in the user dashboard. </text:p>
      <text:p text:style-name="P49"/>
      <text:p text:style-name="P19"/>
      <text:p text:style-name="P19"/>
      <text:p text:style-name="P18"/>
      <text:p text:style-name="P18"/>
      <text:p text:style-name="P18"/>
      <text:p text:style-name="P18">Section</text:p>
      <text:p text:style-name="P8"/>
      <text:p text:style-name="P33"><text:span text:style-name="T19">Title:</text:span><text:span text:style-name="T28"> </text:span>SUBSCRIPTION PLAN<text:span text:style-name="T1">S</text:span></text:p>
      <text:p text:style-name="P8"/>
      <text:p text:style-name="P30">BASIC (FREE)</text:p>
      <text:p text:style-name="P9">Our Basic plan is the perfect starting point for those who want to explore the platform’s features <text:span text:style-name="T2">without any</text:span> cost <text:span text:style-name="T6">and getting the feel of how WFL platform works.</text:span></text:p>
      <text:p text:style-name="P9"/>
      <text:p text:style-name="P9">Price: Free</text:p>
      <text:p text:style-name="P9"/>
      <text:p text:style-name="P9">+ Referral Commission 10%</text:p>
      <text:p text:style-name="P9">+ Buy &amp; Stake WFL Coin</text:p>
      <text:p text:style-name="P9"/>
      <text:p text:style-name="P9">Limited access to premium features</text:p>
      <text:p text:style-name="P9"/>
      <text:p text:style-name="P9"/>
      <text:p text:style-name="P30">STANDARD</text:p>
      <text:p text:style-name="P9">Our Standard plan offers a more comprehensive set of features for regular users <text:span text:style-name="T6">who ready to take advantage of additional functionalities.</text:span></text:p>
      <text:p text:style-name="P9"/>
      <text:p text:style-name="P9">Price: 50$</text:p>
      <text:p text:style-name="P9"/>
      <text:p text:style-name="P9">+ Referral Commission <text:span text:style-name="T6">30</text:span>%</text:p>
      <text:p text:style-name="P9">+ Buy &amp; Stake WFL Coin</text:p>
      <text:p text:style-name="P11">+ Auto-trade AI bot</text:p>
      <text:p text:style-name="P9">+ Decentralized exchange - <text:span text:style-name="T26">DEX</text:span></text:p>
      <text:p text:style-name="P9"/>
      <text:p text:style-name="P9"/>
      <text:p text:style-name="P9"><text:span text:style-name="T3">PREMIUM</text:span><text:line-break/><text:span text:style-name="T2">Our Premium plan is designed for powerful members who want full access to all platform features and premium support.</text:span></text:p>
      <text:p text:style-name="P12"/>
      <text:p text:style-name="P10">Price: <text:span text:style-name="T2">100</text:span>$</text:p>
      <text:p text:style-name="P10"/>
      <text:p text:style-name="P10">+ Referral Commission <text:span text:style-name="T2">60</text:span>%</text:p>
      <text:p text:style-name="P10">+ Buy &amp; Stake WFL Coin</text:p>
      <text:p text:style-name="P11">+ Auto-trade AI bot</text:p>
      <text:p text:style-name="P40">+ Decentralized exchange - <text:span text:style-name="T26">DEX</text:span></text:p>
      <text:p text:style-name="P41">+ NFT Marketplace</text:p>
      <text:p text:style-name="P41"><text:soft-page-break/></text:p>
      <text:p text:style-name="P30">VIP</text:p>
      <text:p text:style-name="P14">Exclusively for users looking for the ultimate experience, providing the maximum benefits, including the highest referral commission.</text:p>
      <text:p text:style-name="P14"/>
      <text:p text:style-name="P14">Staking a minimum of 50.000 WFL coins.</text:p>
      <text:p text:style-name="P13"/>
      <text:p text:style-name="P13">All Premium features + referral commission of 90%</text:p>
      <text:p text:style-name="P50"/>
      <text:p text:style-name="P43"/>
      <text:p text:style-name="P43"/>
      <text:p text:style-name="P43">Section</text:p>
      <text:p text:style-name="P34"/>
      <text:p text:style-name="P27"><text:span text:style-name="T20">title:</text:span><text:span text:style-name="T29"> </text:span>YOUR FINANCIAL CONTROL CENTER</text:p>
      <text:p text:style-name="P3"/>
      <text:p text:style-name="P3">Experience the possibilities with our cutting-edge user dashboard</text:p>
      <text:p text:style-name="P3"/>
      <text:p text:style-name="P3">…………………...Video showing the user dashboard……………………..</text:p>
      <text:p text:style-name="P51"/>
      <text:p text:style-name="P3"/>
      <text:p text:style-name="P20">Section</text:p>
      <text:p text:style-name="P3"/>
      <text:p text:style-name="P3"><text:span text:style-name="T29">title: </text:span><text:span text:style-name="T3">EXPLORE OUR FEATURES</text:span></text:p>
      <text:p text:style-name="P3"/>
      <text:p text:style-name="P31">REFERRAL PROGRAM</text:p>
      <text:p text:style-name="P15">Wealth Free Life referral program allows you to earn a massive passive income of up <text:s/>to 90% referral commission by inviting friends to join the platform.</text:p>
      <text:p text:style-name="P3"/>
      <text:p text:style-name="P25">POWERFUL STACKING</text:p>
      <text:p text:style-name="P3">Members holding and stacking the WFL crypto coin profit up to 11% yearly and with greater number of stacking members the value of the WFL coin rise to the moon.</text:p>
      <text:p text:style-name="P3"/>
      <text:p text:style-name="P25">AUTO-TRADE AI BOT</text:p>
      <text:p text:style-name="P3">Enter the auto-trade AI bot from the user dashboard and profit a minimum 3% monthly. The AI algorithm ensures a risk free trading and a hussle-free profiting. Compounding the profits, profiting even greater returns over the years.</text:p>
      <text:p text:style-name="P3"/>
      <text:p text:style-name="P25"><text:span text:style-name="T30">WFL </text:span>CRYPTO EXCHANGE</text:p>
      <text:p text:style-name="P3">With our free crypto exchange, members can freely exchange their cryptocurrencies without any fees and commissions. This is the one and only safe secure and free exchange existing on the market today.</text:p>
      <text:p text:style-name="P3"/>
      <text:p text:style-name="P31">NFT MARKETPLACE</text:p>
      <text:p text:style-name="P15">Wealth Free Life members can freely create, sell, hold and profit from NFT art collections.</text:p>
      <text:p text:style-name="P15"/>
      <text:p text:style-name="P26">SMART CONTRACTS</text:p>
      <text:p text:style-name="P4"><text:soft-page-break/>Within our platform, individuals can unlock the potential for financial success and achieve their wealth-building goals, with the simplicity, efficiency, and profitability of utilizing smart contracts to generate income and accumulate wealth. </text:p>
      <text:p text:style-name="P4"/>
      <text:p text:style-name="P38">WFL PAYMENT CARD</text:p>
      <text:p text:style-name="P45">Spend, save and invest seamlessly, earning WFL coin rewards with every purchase and use your WFL coins in the real world.</text:p>
      <text:p text:style-name="P24"/>
      <text:p text:style-name="P39"/>
      <text:p text:style-name="P45"/>
      <text:p text:style-name="P45"/>
      <text:p text:style-name="P39">WFL WALLET</text:p>
      <text:p text:style-name="P39"/>
      <text:p text:style-name="P45">Secure and digital wallet for managing, storing and earning with cryptocurrency. Enjoy easy transactions, real-time insights, and unlock a world of financial possibilities. </text:p>
      <text:p text:style-name="P39"/>
      <text:p text:style-name="P39"/>
      <text:p text:style-name="P39"/>
      <text:p text:style-name="P52"/>
      <text:p text:style-name="P37"/>
      <text:p text:style-name="P64"><text:span text:style-name="T13">S</text:span><text:span text:style-name="T14">ection</text:span></text:p>
      <text:p text:style-name="P59"/>
      <text:p text:style-name="P63"><text:span text:style-name="T9">title:</text:span><text:span text:style-name="T7"> </text:span><text:span text:style-name="T8">WEALTH FREE LIFE</text:span><text:span text:style-name="T7"> SECURITY</text:span></text:p>
      <text:p text:style-name="P62"/>
      <text:p text:style-name="P58">We take security very seriously to ensure that you have the tools to buy, exchange, hold, earn passive income and make profits on <text:span text:style-name="T27">o</text:span>ur WFL Platform as safely as possible.</text:p>
      <text:p text:style-name="P58"/>
      <text:p text:style-name="P58">The WFL platform uses bank level encryption and address whitelisting to ensure that your money is safe whilst you invest, grow your passive income and earn.</text:p>
      <text:p text:style-name="P58"/>
      <text:p text:style-name="P60">BUTTON: MORE INFORMATION</text:p>
      <text:p text:style-name="P56"/>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3">Section</text:p>
      <text:p text:style-name="P44"/>
      <text:p text:style-name="P32"><text:span text:style-name="T20">Title:</text:span><text:span text:style-name="T29"> </text:span>WHAT MEMBERS ARE SAYING <text:s text:c="3"/><text:span text:style-name="T21">(make testimonials active..)</text:span></text:p>
      <text:p text:style-name="P3"/>
      <text:p text:style-name="P25">Testimonial 1:</text:p>
      <text:p text:style-name="P5">"I never thought achieving financial freedom could be this simple. With Wealth Free Life's innovative platform, I've been able to activate multiple passive income streams and secure a brighter future for myself and my family. This is truly a game-changer!" - John D.</text:p>
      <text:p text:style-name="P5"/>
      <text:p text:style-name="P28">Testimonial 2:</text:p>
      <text:p text:style-name="P5">"Joining Wealth Free Life was the best decision I've ever made. The passive income opportunities offered by this platform have allowed me to break free from the chains of financial stress. Now, I can focus on living life on my own terms and pursuing my dreams with confidence." - Sarah M.</text:p>
      <text:p text:style-name="P5"/>
      <text:p text:style-name="P28">Testimonial 3:</text:p>
      <text:p text:style-name="P5">"Thanks to Wealth Free Life, I've unlocked the power of passive income and experienced true financial freedom. The support and guidance provided by their expert team have been invaluable in helping me build a sustainable wealth portfolio. I highly recommend this platform to anyone seeking a brighter financial future." - David L.</text:p>
      <text:p text:style-name="P5"><text:soft-page-break/></text:p>
      <text:p text:style-name="P28">Testimonial 4:</text:p>
      <text:p text:style-name="P5">"Wealth Free Life has revolutionized the way I think about investments and wealth creation. The diverse range of income-generating opportunities, combined with the simplicity and transparency of their platform, has made the journey to financial freedom both exciting and rewarding. I couldn't be happier with the results." - Emily K.</text:p>
      <text:p text:style-name="P5"/>
      <text:p text:style-name="P28">Testimonial 5:</text:p>
      <text:p text:style-name="P5">"I was skeptical at first, but Wealth Free Life has exceeded all my expectations. Their dedication to member success is evident in the impressive returns I've been able to achieve through their passive income strategies. I am grateful for the financial security and peace of mind this platform has brought into my life." - Michael S.</text:p>
      <text:p text:style-name="P54"/>
      <text:p text:style-name="P5"/>
      <text:p text:style-name="P5"/>
      <text:p text:style-name="P5"/>
      <text:p text:style-name="P21">Section</text:p>
      <text:p text:style-name="P32"/>
      <text:p text:style-name="P22"><text:span text:style-name="T20">title:</text:span><text:span text:style-name="T4"> </text:span><text:span text:style-name="T5">LIMITED OFFER FOR THE FIRST 1000 MEMBERS</text:span></text:p>
      <text:p text:style-name="P16"/>
      <text:p text:style-name="P7">Join the first 1000 members and get ready on your journey towards financial freedom. You’ll receive 10 WFL coins to kick-start your cryptocurrency wallet, a one-month free access to our 100$ worth Premium Plan, and our exclusive financial freedom e-book. Don’t miss this chance to accelerate your wealth building goals. </text:p>
      <text:p text:style-name="P7"/>
      <text:p text:style-name="P7">Secure your spot now!</text:p>
      <text:p text:style-name="P16"/>
      <text:p text:style-name="P16">Button: SIGN UP</text:p>
      <text:p text:style-name="P48"/>
      <text:p text:style-name="P7"/>
      <text:p text:style-name="P20">section</text:p>
      <text:p text:style-name="P20"/>
      <text:p text:style-name="P21">Title: <text:span text:style-name="T3">FAQ</text:span></text:p>
      <text:p text:style-name="P29"/>
      <text:p text:style-name="P2"><text:span text:style-name="Strong_20_Emphasis"><text:span text:style-name="T16">Q1: What is Wealth Free Life?</text:span></text:span><text:span text:style-name="T17"> </text:span></text:p>
      <text:p text:style-name="P2"><text:soft-page-break/><text:span text:style-name="Emphasis"><text:span text:style-name="T22">Wealth Free Life is a revolutionary blockchain-based platform that empowers individuals to achieve financial freedom through various investment opportunities and passive income streams</text:span></text:span><text:span text:style-name="T25"> </text:span></text:p>
      <text:p text:style-name="P29"/>
      <text:p text:style-name="P2"><text:span text:style-name="Strong_20_Emphasis"><text:span text:style-name="T16">Q2: How does the platform work?</text:span></text:span><text:span text:style-name="T17"> </text:span></text:p>
      <text:p text:style-name="P2"><text:span text:style-name="Emphasis"><text:span text:style-name="T22">The platform operates on blockchain technology, utilizing smart contracts and decentralized applications (DApps) to provide transparent, secure, and efficient financial services. Users can explore investment options, participate in the referral program, </text:span></text:span><text:span text:style-name="Emphasis"><text:span text:style-name="T23">profit from Auto Trade AI Bot and more</text:span></text:span><text:span text:style-name="Emphasis"><text:span text:style-name="T22">.</text:span></text:span><text:span text:style-name="T25"> </text:span></text:p>
      <text:p text:style-name="P29"/>
      <text:p text:style-name="P2"><text:span text:style-name="Strong_20_Emphasis"><text:span text:style-name="T16">Q3: What is the Membership DeFi on Wealth Free Life?</text:span></text:span><text:span text:style-name="T17"> </text:span></text:p>
      <text:p text:style-name="P2"><text:span text:style-name="Emphasis"><text:span text:style-name="T22">Membership DeFi refers to the decentralized finance aspect of Wealth Free Life, offering members the opportunity to earn passive income, stake WFL coins, and participate in various decentralized financial activities, </text:span></text:span><text:span text:style-name="Emphasis"><text:span text:style-name="T24">such as free exchange and NFT marketplace.</text:span></text:span></text:p>
      <text:p text:style-name="P29"/>
      <text:p text:style-name="P2"><text:span text:style-name="Strong_20_Emphasis"><text:span text:style-name="T16">Q4: How can I benefit from the Referral Program?</text:span></text:span></text:p>
      <text:p text:style-name="P2"><text:span text:style-name="Emphasis"><text:span text:style-name="T22">By joining the Referral Program, you can earn significant commissions (15% to 90%) by referring others to the platform. It's a great way to generate passive income by expanding the Wealth Free Life community.</text:span></text:span><text:span text:style-name="T25"> </text:span></text:p>
      <text:p text:style-name="P29"/>
      <text:p text:style-name="P2"><text:span text:style-name="Strong_20_Emphasis"><text:span text:style-name="T16">Q5: What is Stacking, and how does it work?</text:span></text:span><text:span text:style-name="T17"> </text:span></text:p>
      <text:p text:style-name="P2"><text:span text:style-name="Emphasis"><text:span text:style-name="T22">Stacking is a feature that allows users to grow their wealth with a guaranteed 11% return on investment. By strategically allocating funds and leveraging the power of compounding, users can see their wealth multiply over time.</text:span></text:span><text:span text:style-name="T25"> </text:span></text:p>
      <text:p text:style-name="P1"><text:span text:style-name="Strong_20_Emphasis"><text:span text:style-name="T15"/></text:span></text:p>
      <text:p text:style-name="P2"><text:span text:style-name="Strong_20_Emphasis"><text:span text:style-name="T16">Q6: How secure is Wealth Free Life?</text:span></text:span></text:p>
      <text:p text:style-name="P2"><text:span text:style-name="Emphasis"><text:span text:style-name="T22">Wealth Free Life prioritizes security using advanced blockchain technology. Smart contracts, encryption, and decentralized structures ensure that user funds and data are kept secure.</text:span></text:span><text:span text:style-name="T25"> </text:span></text:p>
      <text:p text:style-name="P29"/>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text:span></text:p>
      <text:p text:style-name="P2"><text:span text:style-name="Strong_20_Emphasis"><text:span text:style-name="T16">Q7: Can I access the platform for free?</text:span></text:span><text:span text:style-name="T17"> </text:span></text:p>
      <text:p text:style-name="P2"><text:span text:style-name="Emphasis"><text:span text:style-name="T22">Yes, there is a Basic Plan that offers free access to the platform, allowing users to explore its features. However, premium plans with enhanced features are also available at a monthly cost.</text:span></text:span><text:span text:style-name="T25"> </text:span></text:p>
      <text:p text:style-name="P29"/>
      <text:p text:style-name="P2"><text:span text:style-name="Strong_20_Emphasis"><text:span text:style-name="T16">Q8: What are the premium plans, and how do they differ?</text:span></text:span><text:span text:style-name="T17"> </text:span></text:p>
      <text:p text:style-name="P2"><text:span text:style-name="Emphasis"><text:span text:style-name="T22">We offer Standard and Premium Plans priced at $50 and $100 per month, respectively. The plans vary in features, with the Premium Plan offering the complete range of premium features for power users.</text:span></text:span><text:span text:style-name="T25"> </text:span></text:p>
      <text:p text:style-name="P29"/>
      <text:p text:style-name="P2"><text:span text:style-name="Strong_20_Emphasis"><text:span text:style-name="T16">Q9: Are there additional benefits for VIP users?</text:span></text:span><text:span text:style-name="T17"> </text:span></text:p>
      <text:p text:style-name="P2"><text:soft-page-break/><text:span text:style-name="Emphasis"><text:span text:style-name="T22">Yes, VIP users enjoy all premium features along with an impressive 90% referral commission, providing them with exclusive advantages on the platform.</text:span></text:span><text:span text:style-name="Emphasis"><text:span text:style-name="T23"> Stacking and holding minimum of 50,000 WFL Coins</text:span></text:span></text:p>
      <text:p text:style-name="P29"/>
      <text:p text:style-name="P2"><text:span text:style-name="Strong_20_Emphasis"><text:span text:style-name="T16">Q10: How can I get started on Wealth Free Life?</text:span></text:span><text:span text:style-name="T17"> </text:span></text:p>
      <text:p text:style-name="P2"><text:span text:style-name="Emphasis"><text:span text:style-name="T22">To begin your journey to financial freedom, simply sign up on our website, choose a plan that suits your needs, and start exploring the wealth-building opportunities that the platform offers.</text:span></text:span><text:span text:style-name="T25"> </text:span></text:p>
      <text:p text:style-name="P53"/>
      <text:p text:style-name="P17"/>
      <text:p text:style-name="P23">Section</text:p>
      <text:p text:style-name="P23"/>
      <text:p text:style-name="P23">Call to action</text:p>
      <text:p text:style-name="P23"/>
      <text:p text:style-name="P55"/>
      <text:p text:style-name="P23"/>
      <text:p text:style-name="P23"/>
      <text:p text:style-name="P23">Footer</text:p>
      <text:p text:style-name="P23"/>
      <text:p text:style-name="P23">Contact inforrmation</text:p>
      <text:p text:style-name="P23">Social media links</text:p>
      <text:p text:style-name="P23">Legal information</text:p>
      <text:p text:style-name="P17"/>
      <text:p text:style-name="P17"/>
      <text:p text:style-name="P17"/>
      <text:p text:style-name="P17"/>
      <text:p text:style-name="P61"/>
      <text:p text:style-name="P57"/>
      <text:p text:style-name="P35"/>
      <text:p text:style-name="P35"/>
      <text:p text:style-name="P35"/>
      <text:p text:style-name="P35"/>
      <text:p text:style-name="P35"/>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13T12:36:58.210000000</meta:creation-date>
    <dc:date>2023-11-14T21:28:59.780000000</dc:date>
    <meta:editing-duration>PT4H23M16S</meta:editing-duration>
    <meta:editing-cycles>17</meta:editing-cycles>
    <meta:generator>Trio_Office/6.2.8.2$Windows_x86 LibreOffice_project/</meta:generator>
    <meta:document-statistic meta:table-count="0" meta:image-count="0" meta:object-count="0" meta:page-count="8" meta:paragraph-count="119" meta:word-count="1420" meta:character-count="9001" meta:non-whitespace-character-count="7670"/>
  </office:meta>
</office:document-meta>
</file>